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Switch only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609710" calcext:value-type="float">
            <text:p>609710</text:p>
          </table:table-cell>
          <table:table-cell table:formula="of:= [.B2]" office:value-type="float" office:value="609710" calcext:value-type="float">
            <text:p>609710</text:p>
          </table:table-cell>
          <table:table-cell table:formula="of:=[.B2]/1000000000*3" office:value-type="float" office:value="0.00182913" calcext:value-type="float">
            <text:p>0.00182913</text:p>
          </table:table-cell>
          <table:table-cell table:formula="of:= [.C2]/1000000000*3" office:value-type="float" office:value="0.00182913" calcext:value-type="float">
            <text:p>0.0018291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53886942" calcext:value-type="float">
            <text:p>653886942</text:p>
          </table:table-cell>
          <table:table-cell table:formula="of:= [.B3]-[.B2]" office:value-type="float" office:value="653277232" calcext:value-type="float">
            <text:p>653277232</text:p>
          </table:table-cell>
          <table:table-cell table:formula="of:=[.B3]/1000000000*3" office:value-type="float" office:value="1.961660826" calcext:value-type="float">
            <text:p>1.961660826</text:p>
          </table:table-cell>
          <table:table-cell table:formula="of:= [.C3]/1000000000*3" office:value-type="float" office:value="1.959831696" calcext:value-type="float">
            <text:p>1.959831696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667600370" calcext:value-type="float">
            <text:p>667600370</text:p>
          </table:table-cell>
          <table:table-cell table:formula="of:= [.B4]-[.B3]" office:value-type="float" office:value="13713428" calcext:value-type="float">
            <text:p>13713428</text:p>
          </table:table-cell>
          <table:table-cell table:formula="of:=[.B4]/1000000000*3" office:value-type="float" office:value="2.00280111" calcext:value-type="float">
            <text:p>2.00280111</text:p>
          </table:table-cell>
          <table:table-cell table:formula="of:= [.C4]/1000000000*3" office:value-type="float" office:value="0.041140284" calcext:value-type="float">
            <text:p>0.04114028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20550355" calcext:value-type="float">
            <text:p>1320550355</text:p>
          </table:table-cell>
          <table:table-cell table:formula="of:= [.B5]-[.B4]" office:value-type="float" office:value="652949985" calcext:value-type="float">
            <text:p>652949985</text:p>
          </table:table-cell>
          <table:table-cell table:formula="of:=[.B5]/1000000000*3" office:value-type="float" office:value="3.961651065" calcext:value-type="float">
            <text:p>3.961651065</text:p>
          </table:table-cell>
          <table:table-cell table:formula="of:= [.C5]/1000000000*3" office:value-type="float" office:value="1.958849955" calcext:value-type="float">
            <text:p>1.958849955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334264378" calcext:value-type="float">
            <text:p>1334264378</text:p>
          </table:table-cell>
          <table:table-cell table:formula="of:= [.B6]-[.B5]" office:value-type="float" office:value="13714023" calcext:value-type="float">
            <text:p>13714023</text:p>
          </table:table-cell>
          <table:table-cell table:formula="of:=[.B6]/1000000000*3" office:value-type="float" office:value="4.002793134" calcext:value-type="float">
            <text:p>4.002793134</text:p>
          </table:table-cell>
          <table:table-cell table:formula="of:= [.C6]/1000000000*3" office:value-type="float" office:value="0.041142069" calcext:value-type="float">
            <text:p>0.04114206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87214350" calcext:value-type="float">
            <text:p>1987214350</text:p>
          </table:table-cell>
          <table:table-cell table:formula="of:= [.B7]-[.B6]" office:value-type="float" office:value="652949972" calcext:value-type="float">
            <text:p>652949972</text:p>
          </table:table-cell>
          <table:table-cell table:formula="of:=[.B7]/1000000000*3" office:value-type="float" office:value="5.96164305" calcext:value-type="float">
            <text:p>5.96164305</text:p>
          </table:table-cell>
          <table:table-cell table:formula="of:= [.C7]/1000000000*3" office:value-type="float" office:value="1.958849916" calcext:value-type="float">
            <text:p>1.958849916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2000928358" calcext:value-type="float">
            <text:p>2000928358</text:p>
          </table:table-cell>
          <table:table-cell table:formula="of:= [.B8]-[.B7]" office:value-type="float" office:value="13714008" calcext:value-type="float">
            <text:p>13714008</text:p>
          </table:table-cell>
          <table:table-cell table:formula="of:=[.B8]/1000000000*3" office:value-type="float" office:value="6.002785074" calcext:value-type="float">
            <text:p>6.002785074</text:p>
          </table:table-cell>
          <table:table-cell table:formula="of:= [.C8]/1000000000*3" office:value-type="float" office:value="0.041142024" calcext:value-type="float">
            <text:p>0.04114202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53878496" calcext:value-type="float">
            <text:p>2653878496</text:p>
          </table:table-cell>
          <table:table-cell table:formula="of:= [.B9]-[.B8]" office:value-type="float" office:value="652950138" calcext:value-type="float">
            <text:p>652950138</text:p>
          </table:table-cell>
          <table:table-cell table:formula="of:=[.B9]/1000000000*3" office:value-type="float" office:value="7.961635488" calcext:value-type="float">
            <text:p>7.961635488</text:p>
          </table:table-cell>
          <table:table-cell table:formula="of:= [.C9]/1000000000*3" office:value-type="float" office:value="1.958850414" calcext:value-type="float">
            <text:p>1.9588504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[.B9]-[.B7]" office:value-type="float" office:value="666664146" calcext:value-type="float">
            <text:p>666664146</text:p>
          </table:table-cell>
          <table:table-cell table:formula="of:=[.B7]-[.B5]" office:value-type="float" office:value="666663995" calcext:value-type="float">
            <text:p>666663995</text:p>
          </table:table-cell>
          <table:table-cell table:formula="of:=[.B5]-[.B3]" office:value-type="float" office:value="666663413" calcext:value-type="float">
            <text:p>666663413</text:p>
          </table:table-cell>
          <table:table-cell office:value-type="float" office:value="666666666" calcext:value-type="float">
            <text:p>666666666</text:p>
          </table:table-cell>
        </table:table-row>
        <table:table-row table:style-name="ro1">
          <table:table-cell/>
          <table:table-cell table:formula="of:=[.B14]/1000000000*6/2" office:value-type="float" office:value="1.999992438" calcext:value-type="float">
            <text:p>1.999992438</text:p>
          </table:table-cell>
          <table:table-cell table:formula="of:=[.C14]/1000000000*6/2" office:value-type="float" office:value="1.999991985" calcext:value-type="float">
            <text:p>1.999991985</text:p>
          </table:table-cell>
          <table:table-cell table:formula="of:=[.D14]/1000000000*6/2" office:value-type="float" office:value="1.999990239" calcext:value-type="float">
            <text:p>1.999990239</text:p>
          </table:table-cell>
          <table:table-cell table:formula="of:=[.E14]/1000000000*6/2" office:value-type="float" office:value="1.999999998" calcext:value-type="float">
            <text:p>1.999999998</text:p>
          </table:table-cell>
        </table:table-row>
        <table:table-row table:style-name="ro1">
          <table:table-cell table:number-columns-repeated="4"/>
          <table:table-cell table:formula="of:=2/[.E14]" office:value-type="float" office:value="0.000000003000000003" calcext:value-type="float">
            <text:p>0.000000003</text:p>
          </table:table-cell>
        </table:table-row>
        <table:table-row table:style-name="ro1">
          <table:table-cell table:number-columns-repeated="4"/>
          <table:table-cell table:formula="of:=[.E16]*1000000000" office:value-type="float" office:value="3.000000003" calcext:value-type="float">
            <text:p>3.000000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4:46:06.371171616</meta:creation-date>
    <dc:date>2017-03-20T17:02:23.242211536</dc:date>
    <meta:editing-duration>PT5M4S</meta:editing-duration>
    <meta:editing-cycles>1</meta:editing-cycles>
    <meta:document-statistic meta:table-count="1" meta:cell-count="56" meta:object-count="0"/>
    <meta:generator>LibreOffice/5.1.6.2$Linux_X86_64 LibreOffice_project/10m0$Build-2</meta:generator>
  </office:meta>
</office:document-meta>
</file>